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fill-color="#c0c0c0" draw:textarea-vertical-align="middle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275cm" draw:fill="none" draw:fill-color="#c0c0c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8cm" svg:stroke-color="#008000" draw:marker-start-width="0.33cm" draw:marker-end="Arrow" draw:marker-end-width="0.36cm" draw:fill="none" draw:fill-color="#c0c0c0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6.8cm" svg:x="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5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7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9cm" svg:x="3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9cm" svg:x="7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2cm" svg:height="0.9cm" svg:x="5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2cm" svg:height="0.9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9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2cm" svg:height="0.9cm" svg:x="7.5cm" svg:y="1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2cm" svg:height="0.9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2cm" svg:height="0.9cm" svg:x="1.7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xml:id="id3" draw:id="id3" draw:layer="layout" draw:type="line" svg:x1="3.9cm" svg:y1="2.95cm" svg:x2="5.599cm" svg:y2="2.949cm" draw:start-shape="id1" draw:start-glue-point="1" svg:d="m3900 2950 1699-1" svg:viewBox="0 0 1700 2">
          <text:p/>
        </draw:connector>
        <draw:connector draw:style-name="gr4" draw:text-style-name="P1" draw:layer="layout" draw:type="line" svg:x1="3.9cm" svg:y1="4.25cm" svg:x2="5.599cm" svg:y2="2.949cm" draw:start-shape="id2" draw:start-glue-point="1" draw:end-shape="id3" draw:end-glue-point="3" svg:d="m3900 4250 1699-1301" svg:viewBox="0 0 1700 1302">
          <text:p/>
        </draw:connector>
        <draw:connector draw:style-name="gr3" draw:text-style-name="P1" draw:layer="layout" draw:type="line" svg:x1="1.9cm" svg:y1="2.95cm" svg:x2="5.599cm" svg:y2="2.949cm" draw:start-shape="id4" draw:start-glue-point="1" draw:end-shape="id3" draw:end-glue-point="3" svg:d="m1900 2950 3699-1" svg:viewBox="0 0 3700 2">
          <text:p/>
        </draw:connector>
        <draw:connector draw:style-name="gr3" draw:text-style-name="P1" draw:layer="layout" draw:type="line" svg:x1="1.9cm" svg:y1="4.25cm" svg:x2="5.599cm" svg:y2="2.949cm" draw:start-shape="id5" draw:start-glue-point="1" draw:end-shape="id3" draw:end-glue-point="3" svg:d="m1900 4250 3699-1301" svg:viewBox="0 0 3700 1302">
          <text:p/>
        </draw:connector>
        <draw:connector draw:style-name="gr3" draw:text-style-name="P1" draw:layer="layout" draw:type="line" svg:x1="5.8cm" svg:y1="2.95cm" svg:x2="7.5cm" svg:y2="1.5cm" draw:start-shape="id6" draw:start-glue-point="1" draw:end-shape="id7" draw:end-glue-point="3" svg:d="m5800 2950 1700-1450" svg:viewBox="0 0 1701 1451">
          <text:p/>
        </draw:connector>
        <draw:connector draw:style-name="gr3" draw:text-style-name="P1" draw:layer="layout" draw:type="line" svg:x1="5.8cm" svg:y1="2.95cm" svg:x2="7.5cm" svg:y2="2.95cm" draw:start-shape="id6" draw:start-glue-point="1" draw:end-shape="id8" draw:end-glue-point="3" svg:d="m5800 2950h1700" svg:viewBox="0 0 1701 1">
          <text:p/>
        </draw:connector>
        <draw:line draw:style-name="gr5" draw:text-style-name="P1" draw:layer="layout" svg:x1="5.6cm" svg:y1="3cm" svg:x2="1.8cm" svg:y2="5cm">
          <text:p/>
        </draw:line>
        <draw:frame draw:style-name="gr6" draw:layer="layout" svg:width="2cm" svg:height="1.33cm" svg:x="0.5cm" svg:y="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2cm" svg:height="0.47cm" svg:x="3.268cm" svg:y="3.8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line" svg:x1="3.9cm" svg:y1="5.55cm" svg:x2="5.599cm" svg:y2="2.949cm" draw:start-shape="id9" draw:start-glue-point="1" draw:end-shape="id3" draw:end-glue-point="3" svg:d="m3900 5550 1699-2601" svg:viewBox="0 0 1700 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4cm" fo:margin-left="0cm" fo:margin-right="0cm" fo:page-width="8.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07T20:16:03</meta:creation-date>
    <dc:date>2015-10-07T20:40:59</dc:date>
    <dc:creator>ETE </dc:creator>
    <meta:editing-duration>PT15M29S</meta:editing-duration>
    <meta:editing-cycles>2</meta:editing-cycles>
    <meta:generator>LibreOffice/3.5$Linux_x86 LibreOffice_project/350m1$Build-2</meta:generator>
    <meta:document-statistic meta:object-count="23"/>
  </office:meta>
</office:document-meta>
</file>

<file path=Object 1/content.xml><?xml version="1.0" encoding="utf-8"?>
<math xmlns="http://www.w3.org/1998/Math/MathML">
  <semantics>
    <mrow>
      <mover accent="true">
        <mrow>
          <msub>
            <mi>C</mi>
            <mrow>
              <mi mathvariant="italic">ref</mi>
            </mrow>
          </msub>
        </mrow>
        <mo stretchy="false">⃗</mo>
      </mover>
    </mrow>
    <annotation encoding="StarMath 5.0">widevec {C_{ref}}</annotation>
  </semantics>
</math>
</file>

<file path=Object 2/content.xml><?xml version="1.0" encoding="utf-8"?>
<math xmlns="http://www.w3.org/1998/Math/MathML">
  <mrow/>
</math>
</file>